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a8ebf" officeooo:paragraph-rsid="001a8ebf"/>
    </style:style>
    <style:style style:name="P2" style:family="paragraph" style:parent-style-name="Standard">
      <style:text-properties officeooo:rsid="001a9e9d" officeooo:paragraph-rsid="001a9e9d"/>
    </style:style>
    <style:style style:name="P3" style:family="paragraph" style:parent-style-name="Standard">
      <style:text-properties officeooo:paragraph-rsid="001b82b7"/>
    </style:style>
    <style:style style:name="P4" style:family="paragraph" style:parent-style-name="Standard" style:list-style-name="L1">
      <style:text-properties officeooo:paragraph-rsid="001b82b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a9e9d"/>
    </style:style>
    <style:style style:name="T3" style:family="text">
      <style:text-properties officeooo:rsid="001b82b7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ro abrimos Eclipse seleccionando el que será nuestro entorno de trabajo, <text:span text:style-name="T2">le damos al botón de “New”, seleccionamos “Other” y “Spring Starter Project”, será más fácil buscarlo en la barra. </text:span></text:p>
      <text:p text:style-name="P1"/>
      <text:p text:style-name="P2">En la pantalla de creación elegimos el nombre, el tipo (Maven Project) y el package, que tendrá un nombre parecido a un dominio pero al revés, <text:span text:style-name="T3">será un identificador único para nuestros proyectos.</text:span></text:p>
      <text:p text:style-name="P2"/>
      <text:p text:style-name="P3"><text:span text:style-name="T3">Elegimos estas 4 dependencias:</text:span></text:p>
      <text:list xml:id="list1247661780" text:style-name="L1">
        <text:list-item>
          <text:p text:style-name="P4">Spring Boot DevTools </text:p>
        </text:list-item>
        <text:list-item>
          <text:p text:style-name="P4">Spring Data JPA </text:p>
        </text:list-item>
        <text:list-item>
          <text:p text:style-name="P4">MySQL Driver </text:p>
        </text:list-item>
        <text:list-item>
          <text:p text:style-name="P4">Spring Web 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8T20:09:44.214000000</meta:creation-date>
    <dc:date>2022-10-18T20:28:34.646000000</dc:date>
    <meta:editing-duration>PT8M49S</meta:editing-duration>
    <meta:editing-cycles>3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7" meta:word-count="81" meta:character-count="483" meta:non-whitespace-character-count="408"/>
  </office:meta>
</office:document-meta>
</file>